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15aef"/>
    </style:style>
    <style:style style:name="P3" style:family="paragraph" style:parent-style-name="Standard">
      <style:paragraph-properties fo:text-align="justify" style:justify-single-word="false"/>
      <style:text-properties officeooo:paragraph-rsid="002230bc"/>
    </style:style>
    <style:style style:name="T1" style:family="text">
      <style:text-properties officeooo:rsid="001d62c4"/>
    </style:style>
    <style:style style:name="T2" style:family="text">
      <style:text-properties officeooo:rsid="001f5e3a"/>
    </style:style>
    <style:style style:name="T3" style:family="text">
      <style:text-properties officeooo:rsid="00215aef"/>
    </style:style>
    <style:style style:name="T4" style:family="text">
      <style:text-properties officeooo:rsid="002230bc"/>
    </style:style>
    <style:style style:name="T5" style:family="text">
      <style:text-properties officeooo:rsid="00239a4d"/>
    </style:style>
    <style:style style:name="T6" style:family="text">
      <style:text-properties officeooo:rsid="0023bb22"/>
    </style:style>
    <style:style style:name="T7" style:family="text">
      <style:text-properties officeooo:rsid="00248b88"/>
    </style:style>
    <style:style style:name="T8" style:family="text">
      <style:text-properties officeooo:rsid="002623cd"/>
    </style:style>
    <style:style style:name="T9" style:family="text">
      <style:text-properties officeooo:rsid="002755a7"/>
    </style:style>
    <style:style style:name="T10" style:family="text">
      <style:text-properties officeooo:rsid="0027d77f"/>
    </style:style>
    <style:style style:name="T11" style:family="text">
      <style:text-properties officeooo:rsid="002863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2">Nowadays it is a common practice for Internet Service Providers (ISPs) to hide their network topology <text:span text:style-name="T3">and configuration</text:span>. <text:span text:style-name="T1">It defines the core product of the ISP and </text:span>is part of the strategical advantage over the competition. <text:span text:style-name="T2">I</text:span>t can be used to refine malicious attacks <text:span text:style-name="T1">on the network or reveal the operators business strategy</text:span>. <text:s/>However <text:span text:style-name="T3">this</text:span> knowledge of an ISP<text:span text:style-name="T1"> </text:span>can also <text:span text:style-name="T2">be used to</text:span> benefit its users and partners. <text:span text:style-name="T3">I</text:span>t can be used to <text:span text:style-name="T1">discover network inefficiencies, </text:span><text:span text:style-name="T3">improve Internet applications, geolocation and shorten connection paths.</text:span></text:p>
      <text:p text:style-name="P3">The aim of this Thesis is to explore the possibilities of using an application layer traffic optimization (ALTO) server as a source of information for Internet measurement purposes. ALTO is a protocol designed by the IETF to exchange network related data between a client server to increase the efficiency of the network utilization. The data for which an ALTO server can be queried is basic traffic optimization information that depending on the configuration can be a direct representation or a abstract (aggregated) view of the topology of an ISP. <text:span text:style-name="T4">This will allow ALTO clients to connect to servers considering their geolocation. </text:span>The data gathered through the ALTO services should augment knowledge collected <text:span text:style-name="T4">by</text:span> the Ping and Traceroute tools <text:span text:style-name="T4">using the </text:span>Rocketfuel measurement technique. </text:p>
      <text:p text:style-name="P3"><text:span text:style-name="T4">An ALTO server collects data through an undefined way and builds its view of the network topology. The interface that it presents allows reading out of provider defined identifiers (PID) which are an abstract view of the network. The PID is a aggregation of routers and can incude from one to all nodes in the network. </text:span>To determine <text:span text:style-name="T4">if an ALTO server delivers usable information that extends data collected and measured with Rocketfuel, different abstarction levels and hidden ntwork node percentages have to be con</text:span><text:span text:style-name="T5">s</text:span><text:span text:style-name="T4">idered.</text:span></text:p>
      <text:p text:style-name="P1">To estimate <text:span text:style-name="T6">an usefull</text:span> abstraction level, I am writing a framework that lets me create two views of the “known truth” i.e. my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text:span text:style-name="T7">(hidden network nodes)</text:span> found in Internet measurement today I am creating a scenario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ext:span text:style-name="T8">three</text:span> generic and <text:s/>operational. For <text:span text:style-name="T8">the set of</text:span> topology<text:span text:style-name="T8">s</text:span> I have designed different test scenarios which are made up of multiple cases. The scenarios represent each a different amount of nodes hidden in a defined range. The cases that make up <text:span text:style-name="T8">a</text:span> scenario are the different aggregation levels of the ALTO server.</text:p>
      <text:p text:style-name="P1">To evaluate my results I'm going to use the parameters edge- and node count from the different/merged views.</text:p>
      <text:p text:style-name="P1"/>
      <text:p text:style-name="P1">In my results I am expected to find an estimate at what percentage of hidden nodes to PID aggregation level, an ALTO server can deliver data that augments data collected via Rocketfuel measurement technique. <text:span text:style-name="T9">However I believe that </text:span><text:span text:style-name="T10">I will find this level to be an unrealistic configuration should an ALTO server get de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16T08:29:26</dc:date>
    <dc:creator>i-selecta </dc:creator>
    <meta:editing-duration>PT17H14M55S</meta:editing-duration>
    <meta:editing-cycles>37</meta:editing-cycles>
    <meta:generator>LibreOffice/3.6$Linux_X86_64 LibreOffice_project/360m1$Build-2</meta:generator>
    <meta:document-statistic meta:table-count="0" meta:image-count="0" meta:object-count="0" meta:page-count="1" meta:paragraph-count="9" meta:word-count="550" meta:character-count="3432" meta:non-whitespace-character-count="2886"/>
  </office:meta>
</office:document-meta>
</file>